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315cm" style:rel-column-width="21779*"/>
    </style:style>
    <style:style style:name="Таблица1.B" style:family="table-column">
      <style:table-column-properties style:column-width="12.686cm" style:rel-column-width="437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2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3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7" style:family="text">
      <style:text-properties style:text-overline-style="none" style:text-overline-color="font-color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1" style:font-name-complex="Times New Roman1" style:text-overline-style="none" style:text-overline-color="font-color"/>
    </style:style>
    <style:style style:name="T13" style:family="text">
      <style:text-properties style:font-name-asian="Times New Roman1" style:font-name-complex="Times New Roman1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924cm" svg:height="0.873cm" draw:z-index="0"><draw:image xlink:href="../../odt/images/3019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Чтение сигналов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5">| векторизован | <text:span text:style-name="T8">Cи</text:span> <text:span text:style-name="T11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5.56cm" svg:height="1.3cm" draw:z-index="1"><draw:image xlink:href="../../odt/images/3019_in_scheme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<text:span text:style-name="T7">Блок производит считывание данных из локального списка сигналов проекта (или из списка сигналов подключенной базы данных). При двойном щелчке по блоку появляется редактор списка считываемых переменных</text:span>:</text:p>
            <text:p text:style-name="P6"><draw:frame draw:style-name="fr1" draw:name="Графический объект3" text:anchor-type="as-char" svg:width="17.221cm" svg:height="7.511cm" draw:z-index="2"><draw:image xlink:href="../../odt/images/3019_prop.png" xlink:type="simple" xlink:show="embed" xlink:actuate="onLoad"/></draw:frame></text:p>
            <text:p text:style-name="P5">Имя переменной задаётся в поле «Имя сигнала». Каждому <text:span text:style-name="T8">выходу</text:span> блока соответствует свой сигнал.</text:p>
            <text:p text:style-name="P5"><text:span text:style-name="T10">Назначение полей таблицы</text:span>:</text:p>
            <text:list xml:id="list298179788600495473" text:style-name="L1">
              <text:list-item>
                <text:p text:style-name="P7"><text:span text:style-name="T13">№ </text:span><text:span text:style-name="T13">— </text:span><text:span text:style-name="T13">задается порядковый номер сигнала (и соответственно выхода блока).</text:span></text:p>
              </text:list-item>
              <text:list-item>
                <text:p text:style-name="P7"><text:span text:style-name="T12">ID </text:span><text:span text:style-name="T12">—</text:span><text:span text:style-name="T12"> </text:span><text:span text:style-name="T9">идентификатор сигнала (выхода).</text:span></text:p>
              </text:list-item>
              <text:list-item>
                <text:p text:style-name="P7"><text:span text:style-name="T9">Источник </text:span><text:span text:style-name="T9">— описание «пункта отправления» сигнала (откуда приходит сигнал).</text:span></text:p>
              </text:list-item>
              <text:list-item>
                <text:p text:style-name="P7">Маркировка — маркировка сигнала (или источника сигнала).</text:p>
              </text:list-item>
              <text:list-item>
                <text:p text:style-name="P7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7">Имя сигнала — имя переменной, считываемой из базы данных.</text:p>
              </text:list-item>
            </text:list>
            <text:p text:style-name="P5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P5"><text:span text:style-name="T10">Свойства</text:span>:</text:p>
            <text:list xml:id="list7413494593172646098" text:style-name="L2">
              <text:list-item>
                <text:p text:style-name="P8">Автосброс.</text:p>
              </text:list-item>
              <text:list-item>
                <text:p text:style-name="P8">Расчитывать с задержкой на шаг.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</dc:title>
    <dc:date>2014-12-01T18:39:56.29</dc:date>
    <meta:generator>OpenOffice/4.1.1$Win32 OpenOffice.org_project/411m6$Build-9775</meta:generator>
    <meta:editing-duration>PT3H26M21S</meta:editing-duration>
    <meta:editing-cycles>80</meta:editing-cycles>
    <meta:document-statistic meta:table-count="1" meta:image-count="3" meta:object-count="0" meta:page-count="2" meta:paragraph-count="20" meta:word-count="153" meta:character-count="1051"/>
  </office:meta>
</office:document-meta>
</file>